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4" table:default-cell-style-name="ce3"/>
        <table:table-column table:style-name="co1" table:number-columns-repeated="3" table:default-cell-style-name="ce2"/>
        <table:table-column table:style-name="co1" table:number-columns-repeated="2" table:default-cell-style-name="ce3"/>
        <table:table-column table:style-name="co1" table:default-cell-style-name="ce2"/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14"/>
        </table:table-row>
        <table:table-row table:style-name="ro1">
          <table:table-cell/>
          <table:table-cell office:value-type="string" calcext:value-type="string">
            <text:p>User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ser 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-((ABS([.C$3]-[.C$2])-[.$A$1])*[.$B4])" office:value-type="float" office:value="-2" calcext:value-type="float">
            <text:p>-2</text:p>
          </table:table-cell>
          <table:table-cell table:formula="of:=-((ABS([.D$3]-[.D$2])-[.$A$1])*[.$B4])" office:value-type="float" office:value="-2" calcext:value-type="float">
            <text:p>-2</text:p>
          </table:table-cell>
          <table:table-cell table:formula="of:=-((ABS([.E$3]-[.E$2])-[.$A$1])*[.$B4])" office:value-type="float" office:value="-2" calcext:value-type="float">
            <text:p>-2</text:p>
          </table:table-cell>
          <table:table-cell table:formula="of:=-((ABS([.F$3]-[.F$2])-[.$A$1])*[.$B4])" office:value-type="float" office:value="-1" calcext:value-type="float">
            <text:p>-1</text:p>
          </table:table-cell>
          <table:table-cell table:formula="of:=-((ABS([.G$3]-[.G$2])-[.$A$1])*[.$B4])" office:value-type="float" office:value="-1" calcext:value-type="float">
            <text:p>-1</text:p>
          </table:table-cell>
          <table:table-cell table:formula="of:=-((ABS([.H$3]-[.H$2])-[.$A$1])*[.$B4])" office:value-type="float" office:value="-1" calcext:value-type="float">
            <text:p>-1</text:p>
          </table:table-cell>
          <table:table-cell table:formula="of:=-((ABS([.I$3]-[.I$2])-[.$A$1])*[.$B4])" office:value-type="float" office:value="-1" calcext:value-type="float">
            <text:p>-1</text:p>
          </table:table-cell>
          <table:table-cell table:formula="of:=-((ABS([.J$3]-[.J$2])-[.$A$1])*[.$B4])" office:value-type="float" office:value="0" calcext:value-type="float">
            <text:p>0</text:p>
          </table:table-cell>
          <table:table-cell table:formula="of:=-((ABS([.K$3]-[.K$2])-[.$A$1])*[.$B4])" office:value-type="float" office:value="0" calcext:value-type="float">
            <text:p>0</text:p>
          </table:table-cell>
          <table:table-cell table:formula="of:=-((ABS([.L$3]-[.L$2])-[.$A$1])*[.$B4])" office:value-type="float" office:value="0" calcext:value-type="float">
            <text:p>0</text:p>
          </table:table-cell>
          <table:table-cell table:formula="of:=-((ABS([.M$3]-[.M$2])-[.$A$1])*[.$B4])" office:value-type="float" office:value="1" calcext:value-type="float">
            <text:p>1</text:p>
          </table:table-cell>
          <table:table-cell table:formula="of:=-((ABS([.N$3]-[.N$2])-[.$A$1])*[.$B4])" office:value-type="float" office:value="1" calcext:value-type="float">
            <text:p>1</text:p>
          </table:table-cell>
          <table:table-cell table:formula="of:=-((ABS([.O$3]-[.O$2])-[.$A$1])*[.$B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-0.8" calcext:value-type="float">
            <text:p>-0.8</text:p>
          </table:table-cell>
          <table:table-cell table:formula="of:=-((ABS([.C$3]-[.C$2])-[.$A$1])*[.$B5])" office:value-type="float" office:value="-1.6" calcext:value-type="float">
            <text:p>-1.6</text:p>
          </table:table-cell>
          <table:table-cell table:formula="of:=-((ABS([.D$3]-[.D$2])-[.$A$1])*[.$B5])" office:value-type="float" office:value="-1.6" calcext:value-type="float">
            <text:p>-1.6</text:p>
          </table:table-cell>
          <table:table-cell table:formula="of:=-((ABS([.E$3]-[.E$2])-[.$A$1])*[.$B5])" office:value-type="float" office:value="-1.6" calcext:value-type="float">
            <text:p>-1.6</text:p>
          </table:table-cell>
          <table:table-cell table:formula="of:=-((ABS([.F$3]-[.F$2])-[.$A$1])*[.$B5])" office:value-type="float" office:value="-0.8" calcext:value-type="float">
            <text:p>-0.8</text:p>
          </table:table-cell>
          <table:table-cell table:formula="of:=-((ABS([.G$3]-[.G$2])-[.$A$1])*[.$B5])" office:value-type="float" office:value="-0.8" calcext:value-type="float">
            <text:p>-0.8</text:p>
          </table:table-cell>
          <table:table-cell table:formula="of:=-((ABS([.H$3]-[.H$2])-[.$A$1])*[.$B5])" office:value-type="float" office:value="-0.8" calcext:value-type="float">
            <text:p>-0.8</text:p>
          </table:table-cell>
          <table:table-cell table:formula="of:=-((ABS([.I$3]-[.I$2])-[.$A$1])*[.$B5])" office:value-type="float" office:value="-0.8" calcext:value-type="float">
            <text:p>-0.8</text:p>
          </table:table-cell>
          <table:table-cell table:formula="of:=-((ABS([.J$3]-[.J$2])-[.$A$1])*[.$B5])" office:value-type="float" office:value="0" calcext:value-type="float">
            <text:p>0</text:p>
          </table:table-cell>
          <table:table-cell table:formula="of:=-((ABS([.K$3]-[.K$2])-[.$A$1])*[.$B5])" office:value-type="float" office:value="0" calcext:value-type="float">
            <text:p>0</text:p>
          </table:table-cell>
          <table:table-cell table:formula="of:=-((ABS([.L$3]-[.L$2])-[.$A$1])*[.$B5])" office:value-type="float" office:value="0" calcext:value-type="float">
            <text:p>0</text:p>
          </table:table-cell>
          <table:table-cell table:formula="of:=-((ABS([.M$3]-[.M$2])-[.$A$1])*[.$B5])" office:value-type="float" office:value="0.8" calcext:value-type="float">
            <text:p>0.8</text:p>
          </table:table-cell>
          <table:table-cell table:formula="of:=-((ABS([.N$3]-[.N$2])-[.$A$1])*[.$B5])" office:value-type="float" office:value="0.8" calcext:value-type="float">
            <text:p>0.8</text:p>
          </table:table-cell>
          <table:table-cell table:formula="of:=-((ABS([.O$3]-[.O$2])-[.$A$1])*[.$B5])"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-0.6" calcext:value-type="float">
            <text:p>-0.6</text:p>
          </table:table-cell>
          <table:table-cell table:formula="of:=-((ABS([.C$3]-[.C$2])-[.$A$1])*[.$B6])" office:value-type="float" office:value="-1.2" calcext:value-type="float">
            <text:p>-1.2</text:p>
          </table:table-cell>
          <table:table-cell table:formula="of:=-((ABS([.D$3]-[.D$2])-[.$A$1])*[.$B6])" office:value-type="float" office:value="-1.2" calcext:value-type="float">
            <text:p>-1.2</text:p>
          </table:table-cell>
          <table:table-cell table:formula="of:=-((ABS([.E$3]-[.E$2])-[.$A$1])*[.$B6])" office:value-type="float" office:value="-1.2" calcext:value-type="float">
            <text:p>-1.2</text:p>
          </table:table-cell>
          <table:table-cell table:formula="of:=-((ABS([.F$3]-[.F$2])-[.$A$1])*[.$B6])" office:value-type="float" office:value="-0.6" calcext:value-type="float">
            <text:p>-0.6</text:p>
          </table:table-cell>
          <table:table-cell table:formula="of:=-((ABS([.G$3]-[.G$2])-[.$A$1])*[.$B6])" office:value-type="float" office:value="-0.6" calcext:value-type="float">
            <text:p>-0.6</text:p>
          </table:table-cell>
          <table:table-cell table:formula="of:=-((ABS([.H$3]-[.H$2])-[.$A$1])*[.$B6])" office:value-type="float" office:value="-0.6" calcext:value-type="float">
            <text:p>-0.6</text:p>
          </table:table-cell>
          <table:table-cell table:formula="of:=-((ABS([.I$3]-[.I$2])-[.$A$1])*[.$B6])" office:value-type="float" office:value="-0.6" calcext:value-type="float">
            <text:p>-0.6</text:p>
          </table:table-cell>
          <table:table-cell table:formula="of:=-((ABS([.J$3]-[.J$2])-[.$A$1])*[.$B6])" office:value-type="float" office:value="0" calcext:value-type="float">
            <text:p>0</text:p>
          </table:table-cell>
          <table:table-cell table:formula="of:=-((ABS([.K$3]-[.K$2])-[.$A$1])*[.$B6])" office:value-type="float" office:value="0" calcext:value-type="float">
            <text:p>0</text:p>
          </table:table-cell>
          <table:table-cell table:formula="of:=-((ABS([.L$3]-[.L$2])-[.$A$1])*[.$B6])" office:value-type="float" office:value="0" calcext:value-type="float">
            <text:p>0</text:p>
          </table:table-cell>
          <table:table-cell table:formula="of:=-((ABS([.M$3]-[.M$2])-[.$A$1])*[.$B6])" office:value-type="float" office:value="0.6" calcext:value-type="float">
            <text:p>0.6</text:p>
          </table:table-cell>
          <table:table-cell table:formula="of:=-((ABS([.N$3]-[.N$2])-[.$A$1])*[.$B6])" office:value-type="float" office:value="0.6" calcext:value-type="float">
            <text:p>0.6</text:p>
          </table:table-cell>
          <table:table-cell table:formula="of:=-((ABS([.O$3]-[.O$2])-[.$A$1])*[.$B6])"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table:formula="of:=-((ABS([.C$3]-[.C$2])-[.$A$1])*[.$B7])" office:value-type="float" office:value="-0.8" calcext:value-type="float">
            <text:p>-0.8</text:p>
          </table:table-cell>
          <table:table-cell table:formula="of:=-((ABS([.D$3]-[.D$2])-[.$A$1])*[.$B7])" office:value-type="float" office:value="-0.8" calcext:value-type="float">
            <text:p>-0.8</text:p>
          </table:table-cell>
          <table:table-cell table:formula="of:=-((ABS([.E$3]-[.E$2])-[.$A$1])*[.$B7])" office:value-type="float" office:value="-0.8" calcext:value-type="float">
            <text:p>-0.8</text:p>
          </table:table-cell>
          <table:table-cell table:formula="of:=-((ABS([.F$3]-[.F$2])-[.$A$1])*[.$B7])" office:value-type="float" office:value="-0.4" calcext:value-type="float">
            <text:p>-0.4</text:p>
          </table:table-cell>
          <table:table-cell table:formula="of:=-((ABS([.G$3]-[.G$2])-[.$A$1])*[.$B7])" office:value-type="float" office:value="-0.4" calcext:value-type="float">
            <text:p>-0.4</text:p>
          </table:table-cell>
          <table:table-cell table:formula="of:=-((ABS([.H$3]-[.H$2])-[.$A$1])*[.$B7])" office:value-type="float" office:value="-0.4" calcext:value-type="float">
            <text:p>-0.4</text:p>
          </table:table-cell>
          <table:table-cell table:formula="of:=-((ABS([.I$3]-[.I$2])-[.$A$1])*[.$B7])" office:value-type="float" office:value="-0.4" calcext:value-type="float">
            <text:p>-0.4</text:p>
          </table:table-cell>
          <table:table-cell table:formula="of:=-((ABS([.J$3]-[.J$2])-[.$A$1])*[.$B7])" office:value-type="float" office:value="0" calcext:value-type="float">
            <text:p>0</text:p>
          </table:table-cell>
          <table:table-cell table:formula="of:=-((ABS([.K$3]-[.K$2])-[.$A$1])*[.$B7])" office:value-type="float" office:value="0" calcext:value-type="float">
            <text:p>0</text:p>
          </table:table-cell>
          <table:table-cell table:formula="of:=-((ABS([.L$3]-[.L$2])-[.$A$1])*[.$B7])" office:value-type="float" office:value="0" calcext:value-type="float">
            <text:p>0</text:p>
          </table:table-cell>
          <table:table-cell table:formula="of:=-((ABS([.M$3]-[.M$2])-[.$A$1])*[.$B7])" office:value-type="float" office:value="0.4" calcext:value-type="float">
            <text:p>0.4</text:p>
          </table:table-cell>
          <table:table-cell table:formula="of:=-((ABS([.N$3]-[.N$2])-[.$A$1])*[.$B7])" office:value-type="float" office:value="0.4" calcext:value-type="float">
            <text:p>0.4</text:p>
          </table:table-cell>
          <table:table-cell table:formula="of:=-((ABS([.O$3]-[.O$2])-[.$A$1])*[.$B7])"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table:formula="of:=-((ABS([.C$3]-[.C$2])-[.$A$1])*[.$B8])" office:value-type="float" office:value="-0.4" calcext:value-type="float">
            <text:p>-0.4</text:p>
          </table:table-cell>
          <table:table-cell table:formula="of:=-((ABS([.D$3]-[.D$2])-[.$A$1])*[.$B8])" office:value-type="float" office:value="-0.4" calcext:value-type="float">
            <text:p>-0.4</text:p>
          </table:table-cell>
          <table:table-cell table:formula="of:=-((ABS([.E$3]-[.E$2])-[.$A$1])*[.$B8])" office:value-type="float" office:value="-0.4" calcext:value-type="float">
            <text:p>-0.4</text:p>
          </table:table-cell>
          <table:table-cell table:formula="of:=-((ABS([.F$3]-[.F$2])-[.$A$1])*[.$B8])" office:value-type="float" office:value="-0.2" calcext:value-type="float">
            <text:p>-0.2</text:p>
          </table:table-cell>
          <table:table-cell table:formula="of:=-((ABS([.G$3]-[.G$2])-[.$A$1])*[.$B8])" office:value-type="float" office:value="-0.2" calcext:value-type="float">
            <text:p>-0.2</text:p>
          </table:table-cell>
          <table:table-cell table:formula="of:=-((ABS([.H$3]-[.H$2])-[.$A$1])*[.$B8])" office:value-type="float" office:value="-0.2" calcext:value-type="float">
            <text:p>-0.2</text:p>
          </table:table-cell>
          <table:table-cell table:formula="of:=-((ABS([.I$3]-[.I$2])-[.$A$1])*[.$B8])" office:value-type="float" office:value="-0.2" calcext:value-type="float">
            <text:p>-0.2</text:p>
          </table:table-cell>
          <table:table-cell table:formula="of:=-((ABS([.J$3]-[.J$2])-[.$A$1])*[.$B8])" office:value-type="float" office:value="0" calcext:value-type="float">
            <text:p>0</text:p>
          </table:table-cell>
          <table:table-cell table:formula="of:=-((ABS([.K$3]-[.K$2])-[.$A$1])*[.$B8])" office:value-type="float" office:value="0" calcext:value-type="float">
            <text:p>0</text:p>
          </table:table-cell>
          <table:table-cell table:formula="of:=-((ABS([.L$3]-[.L$2])-[.$A$1])*[.$B8])" office:value-type="float" office:value="0" calcext:value-type="float">
            <text:p>0</text:p>
          </table:table-cell>
          <table:table-cell table:formula="of:=-((ABS([.M$3]-[.M$2])-[.$A$1])*[.$B8])" office:value-type="float" office:value="0.2" calcext:value-type="float">
            <text:p>0.2</text:p>
          </table:table-cell>
          <table:table-cell table:formula="of:=-((ABS([.N$3]-[.N$2])-[.$A$1])*[.$B8])" office:value-type="float" office:value="0.2" calcext:value-type="float">
            <text:p>0.2</text:p>
          </table:table-cell>
          <table:table-cell table:formula="of:=-((ABS([.O$3]-[.O$2])-[.$A$1])*[.$B8]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((ABS([.C$3]-[.C$2])-[.$A$1])*[.$B9])" office:value-type="float" office:value="0" calcext:value-type="float">
            <text:p>0</text:p>
          </table:table-cell>
          <table:table-cell table:formula="of:=-((ABS([.D$3]-[.D$2])-[.$A$1])*[.$B9])" office:value-type="float" office:value="0" calcext:value-type="float">
            <text:p>0</text:p>
          </table:table-cell>
          <table:table-cell table:formula="of:=-((ABS([.E$3]-[.E$2])-[.$A$1])*[.$B9])" office:value-type="float" office:value="0" calcext:value-type="float">
            <text:p>0</text:p>
          </table:table-cell>
          <table:table-cell table:formula="of:=-((ABS([.F$3]-[.F$2])-[.$A$1])*[.$B9])" office:value-type="float" office:value="0" calcext:value-type="float">
            <text:p>0</text:p>
          </table:table-cell>
          <table:table-cell table:formula="of:=-((ABS([.G$3]-[.G$2])-[.$A$1])*[.$B9])" office:value-type="float" office:value="0" calcext:value-type="float">
            <text:p>0</text:p>
          </table:table-cell>
          <table:table-cell table:formula="of:=-((ABS([.H$3]-[.H$2])-[.$A$1])*[.$B9])" office:value-type="float" office:value="0" calcext:value-type="float">
            <text:p>0</text:p>
          </table:table-cell>
          <table:table-cell table:formula="of:=-((ABS([.I$3]-[.I$2])-[.$A$1])*[.$B9])" office:value-type="float" office:value="0" calcext:value-type="float">
            <text:p>0</text:p>
          </table:table-cell>
          <table:table-cell table:formula="of:=-((ABS([.J$3]-[.J$2])-[.$A$1])*[.$B9])" office:value-type="float" office:value="-0" calcext:value-type="float">
            <text:p>0</text:p>
          </table:table-cell>
          <table:table-cell table:formula="of:=-((ABS([.K$3]-[.K$2])-[.$A$1])*[.$B9])" office:value-type="float" office:value="-0" calcext:value-type="float">
            <text:p>0</text:p>
          </table:table-cell>
          <table:table-cell table:formula="of:=-((ABS([.L$3]-[.L$2])-[.$A$1])*[.$B9])" office:value-type="float" office:value="-0" calcext:value-type="float">
            <text:p>0</text:p>
          </table:table-cell>
          <table:table-cell table:formula="of:=-((ABS([.M$3]-[.M$2])-[.$A$1])*[.$B9])" office:value-type="float" office:value="-0" calcext:value-type="float">
            <text:p>0</text:p>
          </table:table-cell>
          <table:table-cell table:formula="of:=-((ABS([.N$3]-[.N$2])-[.$A$1])*[.$B9])" office:value-type="float" office:value="-0" calcext:value-type="float">
            <text:p>0</text:p>
          </table:table-cell>
          <table:table-cell table:formula="of:=-((ABS([.O$3]-[.O$2])-[.$A$1])*[.$B9])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-((ABS([.C$3]-[.C$2])-[.$A$1])*[.$B10])" office:value-type="float" office:value="0.4" calcext:value-type="float">
            <text:p>0.4</text:p>
          </table:table-cell>
          <table:table-cell table:formula="of:=-((ABS([.D$3]-[.D$2])-[.$A$1])*[.$B10])" office:value-type="float" office:value="0.4" calcext:value-type="float">
            <text:p>0.4</text:p>
          </table:table-cell>
          <table:table-cell table:formula="of:=-((ABS([.E$3]-[.E$2])-[.$A$1])*[.$B10])" office:value-type="float" office:value="0.4" calcext:value-type="float">
            <text:p>0.4</text:p>
          </table:table-cell>
          <table:table-cell table:formula="of:=-((ABS([.F$3]-[.F$2])-[.$A$1])*[.$B10])" office:value-type="float" office:value="0.2" calcext:value-type="float">
            <text:p>0.2</text:p>
          </table:table-cell>
          <table:table-cell table:formula="of:=-((ABS([.G$3]-[.G$2])-[.$A$1])*[.$B10])" office:value-type="float" office:value="0.2" calcext:value-type="float">
            <text:p>0.2</text:p>
          </table:table-cell>
          <table:table-cell table:formula="of:=-((ABS([.H$3]-[.H$2])-[.$A$1])*[.$B10])" office:value-type="float" office:value="0.2" calcext:value-type="float">
            <text:p>0.2</text:p>
          </table:table-cell>
          <table:table-cell table:formula="of:=-((ABS([.I$3]-[.I$2])-[.$A$1])*[.$B10])" office:value-type="float" office:value="0.2" calcext:value-type="float">
            <text:p>0.2</text:p>
          </table:table-cell>
          <table:table-cell table:formula="of:=-((ABS([.J$3]-[.J$2])-[.$A$1])*[.$B10])" office:value-type="float" office:value="-0" calcext:value-type="float">
            <text:p>0</text:p>
          </table:table-cell>
          <table:table-cell table:formula="of:=-((ABS([.K$3]-[.K$2])-[.$A$1])*[.$B10])" office:value-type="float" office:value="-0" calcext:value-type="float">
            <text:p>0</text:p>
          </table:table-cell>
          <table:table-cell table:formula="of:=-((ABS([.L$3]-[.L$2])-[.$A$1])*[.$B10])" office:value-type="float" office:value="-0" calcext:value-type="float">
            <text:p>0</text:p>
          </table:table-cell>
          <table:table-cell table:formula="of:=-((ABS([.M$3]-[.M$2])-[.$A$1])*[.$B10])" office:value-type="float" office:value="-0.2" calcext:value-type="float">
            <text:p>-0.2</text:p>
          </table:table-cell>
          <table:table-cell table:formula="of:=-((ABS([.N$3]-[.N$2])-[.$A$1])*[.$B10])" office:value-type="float" office:value="-0.2" calcext:value-type="float">
            <text:p>-0.2</text:p>
          </table:table-cell>
          <table:table-cell table:formula="of:=-((ABS([.O$3]-[.O$2])-[.$A$1])*[.$B10])" office:value-type="float" office:value="-0.4" calcext:value-type="float">
            <text:p>-0.4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-((ABS([.C$3]-[.C$2])-[.$A$1])*[.$B11])" office:value-type="float" office:value="0.8" calcext:value-type="float">
            <text:p>0.8</text:p>
          </table:table-cell>
          <table:table-cell table:formula="of:=-((ABS([.D$3]-[.D$2])-[.$A$1])*[.$B11])" office:value-type="float" office:value="0.8" calcext:value-type="float">
            <text:p>0.8</text:p>
          </table:table-cell>
          <table:table-cell table:formula="of:=-((ABS([.E$3]-[.E$2])-[.$A$1])*[.$B11])" office:value-type="float" office:value="0.8" calcext:value-type="float">
            <text:p>0.8</text:p>
          </table:table-cell>
          <table:table-cell table:formula="of:=-((ABS([.F$3]-[.F$2])-[.$A$1])*[.$B11])" office:value-type="float" office:value="0.4" calcext:value-type="float">
            <text:p>0.4</text:p>
          </table:table-cell>
          <table:table-cell table:formula="of:=-((ABS([.G$3]-[.G$2])-[.$A$1])*[.$B11])" office:value-type="float" office:value="0.4" calcext:value-type="float">
            <text:p>0.4</text:p>
          </table:table-cell>
          <table:table-cell table:formula="of:=-((ABS([.H$3]-[.H$2])-[.$A$1])*[.$B11])" office:value-type="float" office:value="0.4" calcext:value-type="float">
            <text:p>0.4</text:p>
          </table:table-cell>
          <table:table-cell table:formula="of:=-((ABS([.I$3]-[.I$2])-[.$A$1])*[.$B11])" office:value-type="float" office:value="0.4" calcext:value-type="float">
            <text:p>0.4</text:p>
          </table:table-cell>
          <table:table-cell table:formula="of:=-((ABS([.J$3]-[.J$2])-[.$A$1])*[.$B11])" office:value-type="float" office:value="-0" calcext:value-type="float">
            <text:p>0</text:p>
          </table:table-cell>
          <table:table-cell table:formula="of:=-((ABS([.K$3]-[.K$2])-[.$A$1])*[.$B11])" office:value-type="float" office:value="-0" calcext:value-type="float">
            <text:p>0</text:p>
          </table:table-cell>
          <table:table-cell table:formula="of:=-((ABS([.L$3]-[.L$2])-[.$A$1])*[.$B11])" office:value-type="float" office:value="-0" calcext:value-type="float">
            <text:p>0</text:p>
          </table:table-cell>
          <table:table-cell table:formula="of:=-((ABS([.M$3]-[.M$2])-[.$A$1])*[.$B11])" office:value-type="float" office:value="-0.4" calcext:value-type="float">
            <text:p>-0.4</text:p>
          </table:table-cell>
          <table:table-cell table:formula="of:=-((ABS([.N$3]-[.N$2])-[.$A$1])*[.$B11])" office:value-type="float" office:value="-0.4" calcext:value-type="float">
            <text:p>-0.4</text:p>
          </table:table-cell>
          <table:table-cell table:formula="of:=-((ABS([.O$3]-[.O$2])-[.$A$1])*[.$B11])"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-((ABS([.C$3]-[.C$2])-[.$A$1])*[.$B12])" office:value-type="float" office:value="1.2" calcext:value-type="float">
            <text:p>1.2</text:p>
          </table:table-cell>
          <table:table-cell table:formula="of:=-((ABS([.D$3]-[.D$2])-[.$A$1])*[.$B12])" office:value-type="float" office:value="1.2" calcext:value-type="float">
            <text:p>1.2</text:p>
          </table:table-cell>
          <table:table-cell table:formula="of:=-((ABS([.E$3]-[.E$2])-[.$A$1])*[.$B12])" office:value-type="float" office:value="1.2" calcext:value-type="float">
            <text:p>1.2</text:p>
          </table:table-cell>
          <table:table-cell table:formula="of:=-((ABS([.F$3]-[.F$2])-[.$A$1])*[.$B12])" office:value-type="float" office:value="0.6" calcext:value-type="float">
            <text:p>0.6</text:p>
          </table:table-cell>
          <table:table-cell table:formula="of:=-((ABS([.G$3]-[.G$2])-[.$A$1])*[.$B12])" office:value-type="float" office:value="0.6" calcext:value-type="float">
            <text:p>0.6</text:p>
          </table:table-cell>
          <table:table-cell table:formula="of:=-((ABS([.H$3]-[.H$2])-[.$A$1])*[.$B12])" office:value-type="float" office:value="0.6" calcext:value-type="float">
            <text:p>0.6</text:p>
          </table:table-cell>
          <table:table-cell table:formula="of:=-((ABS([.I$3]-[.I$2])-[.$A$1])*[.$B12])" office:value-type="float" office:value="0.6" calcext:value-type="float">
            <text:p>0.6</text:p>
          </table:table-cell>
          <table:table-cell table:formula="of:=-((ABS([.J$3]-[.J$2])-[.$A$1])*[.$B12])" office:value-type="float" office:value="-0" calcext:value-type="float">
            <text:p>0</text:p>
          </table:table-cell>
          <table:table-cell table:formula="of:=-((ABS([.K$3]-[.K$2])-[.$A$1])*[.$B12])" office:value-type="float" office:value="-0" calcext:value-type="float">
            <text:p>0</text:p>
          </table:table-cell>
          <table:table-cell table:formula="of:=-((ABS([.L$3]-[.L$2])-[.$A$1])*[.$B12])" office:value-type="float" office:value="-0" calcext:value-type="float">
            <text:p>0</text:p>
          </table:table-cell>
          <table:table-cell table:formula="of:=-((ABS([.M$3]-[.M$2])-[.$A$1])*[.$B12])" office:value-type="float" office:value="-0.6" calcext:value-type="float">
            <text:p>-0.6</text:p>
          </table:table-cell>
          <table:table-cell table:formula="of:=-((ABS([.N$3]-[.N$2])-[.$A$1])*[.$B12])" office:value-type="float" office:value="-0.6" calcext:value-type="float">
            <text:p>-0.6</text:p>
          </table:table-cell>
          <table:table-cell table:formula="of:=-((ABS([.O$3]-[.O$2])-[.$A$1])*[.$B12])" office:value-type="float" office:value="-1.2" calcext:value-type="float">
            <text:p>-1.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-((ABS([.C$3]-[.C$2])-[.$A$1])*[.$B13])" office:value-type="float" office:value="1.6" calcext:value-type="float">
            <text:p>1.6</text:p>
          </table:table-cell>
          <table:table-cell table:formula="of:=-((ABS([.D$3]-[.D$2])-[.$A$1])*[.$B13])" office:value-type="float" office:value="1.6" calcext:value-type="float">
            <text:p>1.6</text:p>
          </table:table-cell>
          <table:table-cell table:formula="of:=-((ABS([.E$3]-[.E$2])-[.$A$1])*[.$B13])" office:value-type="float" office:value="1.6" calcext:value-type="float">
            <text:p>1.6</text:p>
          </table:table-cell>
          <table:table-cell table:formula="of:=-((ABS([.F$3]-[.F$2])-[.$A$1])*[.$B13])" office:value-type="float" office:value="0.8" calcext:value-type="float">
            <text:p>0.8</text:p>
          </table:table-cell>
          <table:table-cell table:formula="of:=-((ABS([.G$3]-[.G$2])-[.$A$1])*[.$B13])" office:value-type="float" office:value="0.8" calcext:value-type="float">
            <text:p>0.8</text:p>
          </table:table-cell>
          <table:table-cell table:formula="of:=-((ABS([.H$3]-[.H$2])-[.$A$1])*[.$B13])" office:value-type="float" office:value="0.8" calcext:value-type="float">
            <text:p>0.8</text:p>
          </table:table-cell>
          <table:table-cell table:formula="of:=-((ABS([.I$3]-[.I$2])-[.$A$1])*[.$B13])" office:value-type="float" office:value="0.8" calcext:value-type="float">
            <text:p>0.8</text:p>
          </table:table-cell>
          <table:table-cell table:formula="of:=-((ABS([.J$3]-[.J$2])-[.$A$1])*[.$B13])" office:value-type="float" office:value="-0" calcext:value-type="float">
            <text:p>0</text:p>
          </table:table-cell>
          <table:table-cell table:formula="of:=-((ABS([.K$3]-[.K$2])-[.$A$1])*[.$B13])" office:value-type="float" office:value="-0" calcext:value-type="float">
            <text:p>0</text:p>
          </table:table-cell>
          <table:table-cell table:formula="of:=-((ABS([.L$3]-[.L$2])-[.$A$1])*[.$B13])" office:value-type="float" office:value="-0" calcext:value-type="float">
            <text:p>0</text:p>
          </table:table-cell>
          <table:table-cell table:formula="of:=-((ABS([.M$3]-[.M$2])-[.$A$1])*[.$B13])" office:value-type="float" office:value="-0.8" calcext:value-type="float">
            <text:p>-0.8</text:p>
          </table:table-cell>
          <table:table-cell table:formula="of:=-((ABS([.N$3]-[.N$2])-[.$A$1])*[.$B13])" office:value-type="float" office:value="-0.8" calcext:value-type="float">
            <text:p>-0.8</text:p>
          </table:table-cell>
          <table:table-cell table:formula="of:=-((ABS([.O$3]-[.O$2])-[.$A$1])*[.$B13])" office:value-type="float" office:value="-1.6" calcext:value-type="float">
            <text:p>-1.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-((ABS([.C$3]-[.C$2])-[.$A$1])*[.$B14])" office:value-type="float" office:value="2" calcext:value-type="float">
            <text:p>2</text:p>
          </table:table-cell>
          <table:table-cell table:formula="of:=-((ABS([.D$3]-[.D$2])-[.$A$1])*[.$B14])" office:value-type="float" office:value="2" calcext:value-type="float">
            <text:p>2</text:p>
          </table:table-cell>
          <table:table-cell table:formula="of:=-((ABS([.E$3]-[.E$2])-[.$A$1])*[.$B14])" office:value-type="float" office:value="2" calcext:value-type="float">
            <text:p>2</text:p>
          </table:table-cell>
          <table:table-cell table:formula="of:=-((ABS([.F$3]-[.F$2])-[.$A$1])*[.$B14])" office:value-type="float" office:value="1" calcext:value-type="float">
            <text:p>1</text:p>
          </table:table-cell>
          <table:table-cell table:formula="of:=-((ABS([.G$3]-[.G$2])-[.$A$1])*[.$B14])" office:value-type="float" office:value="1" calcext:value-type="float">
            <text:p>1</text:p>
          </table:table-cell>
          <table:table-cell table:formula="of:=-((ABS([.H$3]-[.H$2])-[.$A$1])*[.$B14])" office:value-type="float" office:value="1" calcext:value-type="float">
            <text:p>1</text:p>
          </table:table-cell>
          <table:table-cell table:formula="of:=-((ABS([.I$3]-[.I$2])-[.$A$1])*[.$B14])" office:value-type="float" office:value="1" calcext:value-type="float">
            <text:p>1</text:p>
          </table:table-cell>
          <table:table-cell table:formula="of:=-((ABS([.J$3]-[.J$2])-[.$A$1])*[.$B14])" office:value-type="float" office:value="-0" calcext:value-type="float">
            <text:p>0</text:p>
          </table:table-cell>
          <table:table-cell table:formula="of:=-((ABS([.K$3]-[.K$2])-[.$A$1])*[.$B14])" office:value-type="float" office:value="-0" calcext:value-type="float">
            <text:p>0</text:p>
          </table:table-cell>
          <table:table-cell table:formula="of:=-((ABS([.L$3]-[.L$2])-[.$A$1])*[.$B14])" office:value-type="float" office:value="-0" calcext:value-type="float">
            <text:p>0</text:p>
          </table:table-cell>
          <table:table-cell table:formula="of:=-((ABS([.M$3]-[.M$2])-[.$A$1])*[.$B14])" office:value-type="float" office:value="-1" calcext:value-type="float">
            <text:p>-1</text:p>
          </table:table-cell>
          <table:table-cell table:formula="of:=-((ABS([.N$3]-[.N$2])-[.$A$1])*[.$B14])" office:value-type="float" office:value="-1" calcext:value-type="float">
            <text:p>-1</text:p>
          </table:table-cell>
          <table:table-cell table:formula="of:=-((ABS([.O$3]-[.O$2])-[.$A$1])*[.$B14])"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9:33:58.139902826</meta:creation-date>
    <dc:date>2018-11-28T10:43:16.019459557</dc:date>
    <meta:editing-duration>PT47M7S</meta:editing-duration>
    <meta:editing-cycles>1</meta:editing-cycles>
    <meta:document-statistic meta:table-count="1" meta:cell-count="183" meta:object-count="0"/>
    <meta:generator>LibreOffice/6.0.6.2$Linux_X86_64 LibreOffice_project/00m0$Build-2</meta:generator>
  </office:meta>
</office:document-meta>
</file>